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20000024FAA960F2B0C3D95CF.png" manifest:media-type="image/png"/>
  <manifest:file-entry manifest:full-path="Pictures/100000010000018A000000C55F2F0A9A6F7A5FBD.png" manifest:media-type="image/png"/>
  <manifest:file-entry manifest:full-path="Pictures/10000001000005DC000005DC0FFDF322ED6CEA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5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18.129cm" svg:y="0.28cm" svg:width="9.999cm" svg:height="5.001cm" draw:z-index="0"><draw:image xlink:href="Pictures/100000010000018A000000C55F2F0A9A6F7A5FBD.png" xlink:type="simple" xlink:show="embed" xlink:actuate="onLoad" draw:mime-type="image/png"/></draw:frame><draw:frame draw:style-name="fr1" draw:name="Изображение2" text:anchor-type="char" svg:x="0.25cm" svg:y="0.21cm" svg:width="9.999cm" svg:height="5.001cm" draw:z-index="1"><draw:image xlink:href="Pictures/100000010000018A000000C55F2F0A9A6F7A5FBD.png" xlink:type="simple" xlink:show="embed" xlink:actuate="onLoad" draw:mime-type="image/png"/></draw:frame><draw:frame draw:style-name="fr2" draw:name="Изображение3" text:anchor-type="char" svg:x="11.94cm" svg:y="0.319cm" svg:width="5.001cm" svg:height="5.001cm" draw:z-index="2"><draw:image xlink:href="Pictures/10000001000005DC000005DC0FFDF322ED6CEA7B.png" xlink:type="simple" xlink:show="embed" xlink:actuate="onLoad" draw:mime-type="image/png"/></draw:frame><draw:frame draw:style-name="fr1" draw:name="Изображение5" text:anchor-type="char" svg:x="21.558cm" svg:y="5.574cm" svg:width="7.001cm" svg:height="3cm" draw:z-index="3"><draw:image xlink:href="Pictures/10000001000005620000024FAA960F2B0C3D95CF.png" xlink:type="simple" xlink:show="embed" xlink:actuate="onLoad" draw:mime-type="image/png"/></draw:frame><draw:frame draw:style-name="fr1" draw:name="Изображение6" text:anchor-type="char" svg:x="0.233cm" svg:y="5.574cm" svg:width="7.001cm" svg:height="3cm" draw:z-index="4"><draw:image xlink:href="Pictures/10000001000005620000024FAA960F2B0C3D95CF.png" xlink:type="simple" xlink:show="embed" xlink:actuate="onLoad" draw:mime-type="image/png"/></draw:frame><draw:frame draw:style-name="fr1" draw:name="Изображение4" text:anchor-type="char" svg:x="14.478cm" svg:y="5.574cm" svg:width="7.001cm" svg:height="3cm" draw:z-index="5"><draw:image xlink:href="Pictures/10000001000005620000024FAA960F2B0C3D95CF.png" xlink:type="simple" xlink:show="embed" xlink:actuate="onLoad" draw:mime-type="image/png"/></draw:frame><draw:frame draw:style-name="fr1" draw:name="Изображение7" text:anchor-type="char" svg:x="7.384cm" svg:y="5.574cm" svg:width="7.001cm" svg:height="3cm" draw:z-index="6"><draw:image xlink:href="Pictures/10000001000005620000024FAA960F2B0C3D95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98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7T13:20:20.183000000</dc:date>
    <meta:editing-duration>PT44M31S</meta:editing-duration>
    <meta:editing-cycles>4</meta:editing-cycles>
    <meta:generator>LibreOffice/7.2.6.2$Windows_X86_64 LibreOffice_project/b0ec3a565991f7569a5a7f5d24fed7f52653d754</meta:generator>
    <meta:print-date>2022-05-21T15:07:30.225000000</meta:print-date>
    <meta:document-statistic meta:table-count="0" meta:image-count="7" meta:object-count="0" meta:page-count="1" meta:paragraph-count="0" meta:word-count="0" meta:character-count="0" meta:non-whitespace-character-count="0"/>
  </office:meta>
</office:document-meta>
</file>